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automatic-styles/>
  <office:body>
    <office:text>
      <text:p>{{block content}}</text:p>
      <text:list text:style-name="L1">
        <text:list-item>
          <text:p>{%li for x in xs %}</text:p>
        </text:list-item>
        <text:list-item>
          <text:p>{{ x }}</text:p>
        </text:list-item>
        <text:list-item>
          <text:p>{%li endfor %}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/>
  <office:automatic-styles/>
  <office:master-styles/>
</office:document-styles>
</file>